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Average, minium, maximum prices for tech products: 148€, 4€, 6730€</text:p>
            <text:p>Non-tech products: 115 €, &lt;1 €, 6735€</text:p>
            <text:p>Number Tech products/ categories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ech sell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ll 3095 sellers</text:p>
              </text:list-item>
              <text:list-item>
                <text:p>Tech 472, 15% Tech sellers</text:p>
              </text:list-item>
              <text:list-item>
                <text:p>NonTech 2940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3T15:09:07.557534688</meta:creation-date>
    <meta:generator>LibreOffice/7.3.4.2$Linux_X86_64 LibreOffice_project/30$Build-2</meta:generator>
    <dc:date>2022-07-23T15:36:51.852963537</dc:date>
    <meta:editing-duration>PT6M46S</meta:editing-duration>
    <meta:editing-cycles>2</meta:editing-cycles>
    <meta:document-statistic meta:object-count="33"/>
  </office:meta>
</office:document-meta>
</file>